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443cm" fo:margin-left="0cm" table:align="left"/>
    </style:style>
    <style:style style:name="Таблица2.A" style:family="table-column">
      <style:table-column-properties style:column-width="7.082cm"/>
    </style:style>
    <style:style style:name="Таблица2.B" style:family="table-column">
      <style:table-column-properties style:column-width="1.415cm"/>
    </style:style>
    <style:style style:name="Таблица2.C" style:family="table-column">
      <style:table-column-properties style:column-width="5.713cm"/>
    </style:style>
    <style:style style:name="Таблица2.D" style:family="table-column">
      <style:table-column-properties style:column-width="3.23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3cm" table:align="left"/>
    </style:style>
    <style:style style:name="Таблица1.A" style:family="table-column">
      <style:table-column-properties style:column-width="2.316cm"/>
    </style:style>
    <style:style style:name="Таблица1.B" style:family="table-column">
      <style:table-column-properties style:column-width="4.44cm"/>
    </style:style>
    <style:style style:name="Таблица1.C" style:family="table-column">
      <style:table-column-properties style:column-width="10.238cm"/>
    </style:style>
    <style:style style:name="Таблица1.1" style:family="table-row">
      <style:table-row-properties style:min-row-height="0.5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Nimbus Mono L" fo:font-size="10pt" officeooo:rsid="004dc86b" officeooo:paragraph-rsid="004dc86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Nimbus Mono L" fo:font-size="10pt" officeooo:rsid="00481a04" officeooo:paragraph-rsid="00481a0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imbus Mono L" fo:font-size="8pt" officeooo:rsid="00612e03" officeooo:paragraph-rsid="006ebfd5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Nimbus Mono L" fo:font-size="8pt" officeooo:rsid="005f3343" officeooo:paragraph-rsid="006ebfd5" style:font-size-asian="8pt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12pt" officeooo:rsid="00372b6c" officeooo:paragraph-rsid="0056c7c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2pt" officeooo:paragraph-rsid="0056c7ca" style:font-size-asian="12pt" style:font-size-complex="12pt"/>
    </style:style>
    <style:style style:name="P8" style:family="paragraph" style:parent-style-name="Standard" style:list-style-name="WW8Num1">
      <style:paragraph-properties fo:text-align="justify" style:justify-single-word="false" style:snap-to-layout-grid="false"/>
      <style:text-properties fo:font-size="12pt" officeooo:paragraph-rsid="0056c7c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56c7ca" style:font-size-asian="12pt" style:font-size-complex="12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2pt" fo:language="en" fo:country="US" officeooo:paragraph-rsid="0056c7c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201c0e" officeooo:paragraph-rsid="00201c0e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01c0e" officeooo:paragraph-rsid="00201c0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0435a" officeooo:paragraph-rsid="0020435a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20435a" officeooo:paragraph-rsid="0020435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72ca4" officeooo:paragraph-rsid="00272ca4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d6584" officeooo:paragraph-rsid="002d658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d6584" officeooo:paragraph-rsid="0056c7ca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d6584" officeooo:paragraph-rsid="005804fb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d6584" officeooo:paragraph-rsid="0061287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d6584" officeooo:paragraph-rsid="006dcee0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2d6584" officeooo:paragraph-rsid="007189b1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2d6584" officeooo:paragraph-rsid="0078adb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33f6d7" officeooo:paragraph-rsid="0033f6d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efe36" officeooo:paragraph-rsid="002f5121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efe36" officeooo:paragraph-rsid="0031cfab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efe36" officeooo:paragraph-rsid="00310062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efe36" officeooo:paragraph-rsid="0033e9b0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efe36" officeooo:paragraph-rsid="0036d9c9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efe36" officeooo:paragraph-rsid="003c5ba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efe36" officeooo:paragraph-rsid="003a206a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efe36" officeooo:paragraph-rsid="00415c56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efe36" officeooo:paragraph-rsid="0041bb10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efe36" officeooo:paragraph-rsid="00425e28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efe36" officeooo:paragraph-rsid="00438fd8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1efe36" officeooo:paragraph-rsid="004f9bcc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1efe36" officeooo:paragraph-rsid="00481a04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1efe36" officeooo:paragraph-rsid="002d6584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36d9c9" officeooo:paragraph-rsid="0036d9c9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3c5bae" officeooo:paragraph-rsid="0036d9c9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3c5bae" officeooo:paragraph-rsid="003c5bae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491c7b" officeooo:paragraph-rsid="003c5bae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491c7b" officeooo:paragraph-rsid="00491c7b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3a206a" officeooo:paragraph-rsid="003a206a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3a206a" officeooo:paragraph-rsid="0036d9c9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3f80df" officeooo:paragraph-rsid="0036d9c9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415c56" officeooo:paragraph-rsid="0036d9c9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449375" officeooo:paragraph-rsid="00449375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45be3a" officeooo:paragraph-rsid="0036d9c9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474d05" officeooo:paragraph-rsid="0036d9c9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2e81b9" officeooo:paragraph-rsid="0033e9b0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4c40f0" officeooo:paragraph-rsid="002d6584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Nimbus Mono L" fo:font-size="10pt" officeooo:rsid="002d6584" officeooo:paragraph-rsid="00612872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officeooo:rsid="005f3343" officeooo:paragraph-rsid="006ebfd5"/>
    </style:style>
    <style:style style:name="P54" style:family="paragraph" style:parent-style-name="Standard">
      <style:paragraph-properties fo:margin-left="0.106cm" fo:margin-right="0cm" fo:text-align="justify" style:justify-single-word="false" fo:text-indent="0cm" style:auto-text-indent="false" style:snap-to-layout-grid="false"/>
      <style:text-properties fo:font-size="12pt" officeooo:paragraph-rsid="0056c7ca" style:font-size-asian="12pt" style:font-size-complex="12pt"/>
    </style:style>
    <style:style style:name="P55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435f7" officeooo:paragraph-rsid="002435f7" style:font-size-asian="14pt" style:font-size-complex="14pt"/>
    </style:style>
    <style:style style:name="P56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1efe36" officeooo:paragraph-rsid="00201c0e" style:font-size-asian="14pt" style:font-size-complex="14pt"/>
    </style:style>
    <style:style style:name="P57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1efe36" officeooo:paragraph-rsid="00272ca4" style:font-size-asian="14pt" style:font-size-complex="14pt"/>
    </style:style>
    <style:style style:name="P58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01c0e" officeooo:paragraph-rsid="00201c0e" style:font-size-asian="14pt" style:font-size-complex="14pt"/>
    </style:style>
    <style:style style:name="P59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72ca4" officeooo:paragraph-rsid="00272ca4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2191cc" officeooo:paragraph-rsid="0056c7ca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3304da" officeooo:paragraph-rsid="0056c7ca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officeooo:rsid="00337cd7" officeooo:paragraph-rsid="0056c7ca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rsid="00351224" officeooo:paragraph-rsid="0056c7ca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rsid="00280418" officeooo:paragraph-rsid="0056c7ca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officeooo:rsid="00356590" officeooo:paragraph-rsid="0056c7ca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officeooo:rsid="005804fb" officeooo:paragraph-rsid="005804fb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5dacc9" officeooo:paragraph-rsid="005dacc9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officeooo:paragraph-rsid="0056c7ca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fo:font-size="12pt" officeooo:paragraph-rsid="005804fb" style:font-size-asian="12pt" style:font-size-complex="12pt"/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4c40f0"/>
    </style:style>
    <style:style style:name="T25" style:family="text">
      <style:text-properties style:font-name="Nimbus Mono L" fo:font-size="10pt" officeooo:rsid="0045be3a" style:font-size-asian="10pt" style:font-size-complex="10pt"/>
    </style:style>
    <style:style style:name="T26" style:family="text">
      <style:text-properties style:font-name="Nimbus Mono L" fo:font-size="10pt" officeooo:rsid="00438fd8" style:font-size-asian="10pt" style:font-size-complex="10pt"/>
    </style:style>
    <style:style style:name="T27" style:family="text">
      <style:text-properties style:font-name="Nimbus Mono L" fo:font-size="10pt" officeooo:rsid="0041bb10" style:font-size-asian="10pt" style:font-size-complex="10pt"/>
    </style:style>
    <style:style style:name="T28" style:family="text">
      <style:text-properties style:font-name="Nimbus Mono L" fo:font-size="10pt" officeooo:rsid="00425e28" style:font-size-asian="10pt" style:font-size-complex="10pt"/>
    </style:style>
    <style:style style:name="T29" style:family="text">
      <style:text-properties style:font-name="Nimbus Mono L" fo:font-size="10pt" officeooo:rsid="003f80df" style:font-size-asian="10pt" style:font-size-complex="10pt"/>
    </style:style>
    <style:style style:name="T30" style:family="text">
      <style:text-properties style:font-name="Nimbus Mono L" fo:font-size="10pt" officeooo:rsid="003a206a" style:font-size-asian="10pt" style:font-size-complex="10pt"/>
    </style:style>
    <style:style style:name="T31" style:family="text">
      <style:text-properties style:font-name="Nimbus Mono L" fo:font-size="10pt" officeooo:rsid="003b1125" style:font-size-asian="10pt" style:font-size-complex="10pt"/>
    </style:style>
    <style:style style:name="T32" style:family="text">
      <style:text-properties style:font-name="Nimbus Mono L" fo:font-size="10pt" officeooo:rsid="0033e9b0" style:font-size-asian="10pt" style:font-size-complex="10pt"/>
    </style:style>
    <style:style style:name="T33" style:family="text">
      <style:text-properties style:font-name="Nimbus Mono L" fo:font-size="10pt" officeooo:rsid="002f5121" style:font-size-asian="10pt" style:font-size-complex="10pt"/>
    </style:style>
    <style:style style:name="T34" style:family="text">
      <style:text-properties style:font-name="Nimbus Mono L" fo:font-size="10pt" officeooo:rsid="00307aa2" style:font-size-asian="10pt" style:font-size-complex="10pt"/>
    </style:style>
    <style:style style:name="T35" style:family="text">
      <style:text-properties style:font-name="Nimbus Mono L" fo:font-size="10pt" officeooo:rsid="00310062" style:font-size-asian="10pt" style:font-size-complex="10pt"/>
    </style:style>
    <style:style style:name="T36" style:family="text">
      <style:text-properties style:font-name="Nimbus Mono L" fo:font-size="10pt" officeooo:rsid="00322e86" style:font-size-asian="10pt" style:font-size-complex="10pt"/>
    </style:style>
    <style:style style:name="T37" style:family="text">
      <style:text-properties style:font-name="Nimbus Mono L" fo:font-size="8pt" style:font-size-asian="8pt" style:font-size-complex="8pt"/>
    </style:style>
    <style:style style:name="T38" style:family="text">
      <style:text-properties officeooo:rsid="00516f20"/>
    </style:style>
    <style:style style:name="T39" style:family="text">
      <style:text-properties officeooo:rsid="00533b20"/>
    </style:style>
    <style:style style:name="T40" style:family="text">
      <style:text-properties officeooo:rsid="005531ed"/>
    </style:style>
    <style:style style:name="T41" style:family="text">
      <style:text-properties fo:language="en" fo:country="US"/>
    </style:style>
    <style:style style:name="T42" style:family="text">
      <style:text-properties officeooo:rsid="003644ce"/>
    </style:style>
    <style:style style:name="T43" style:family="text">
      <style:text-properties officeooo:rsid="002b3dd3"/>
    </style:style>
    <style:style style:name="T44" style:family="text">
      <style:text-properties officeooo:rsid="0031f797"/>
    </style:style>
    <style:style style:name="T45" style:family="text">
      <style:text-properties officeooo:rsid="003065e7"/>
    </style:style>
    <style:style style:name="T46" style:family="text">
      <style:text-properties officeooo:rsid="00612872"/>
    </style:style>
    <style:style style:name="T47" style:family="text">
      <style:text-properties officeooo:rsid="006c42e9"/>
    </style:style>
    <style:style style:name="T48" style:family="text">
      <style:text-properties officeooo:rsid="006dcee0"/>
    </style:style>
    <style:style style:name="T49" style:family="text">
      <style:text-properties officeooo:rsid="006ebfd5"/>
    </style:style>
    <style:style style:name="T50" style:family="text">
      <style:text-properties officeooo:rsid="007189b1"/>
    </style:style>
    <style:style style:name="T51" style:family="text">
      <style:text-properties officeooo:rsid="0072d887"/>
    </style:style>
    <style:style style:name="T52" style:family="text">
      <style:text-properties officeooo:rsid="00746a36"/>
    </style:style>
    <style:style style:name="T53" style:family="text">
      <style:text-properties officeooo:rsid="0074c79b"/>
    </style:style>
    <style:style style:name="T54" style:family="text">
      <style:text-properties officeooo:rsid="00752247"/>
    </style:style>
    <style:style style:name="T55" style:family="text">
      <style:text-properties officeooo:rsid="00757700"/>
    </style:style>
    <style:style style:name="T56" style:family="text">
      <style:text-properties officeooo:rsid="00760c6a"/>
    </style:style>
    <style:style style:name="T57" style:family="text">
      <style:text-properties officeooo:rsid="0077d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 </text:p>
      <text:p text:style-name="P11">Федеральное государственное бюджетное образовательное учреждение высшего </text:p>
      <text:p text:style-name="P11">профессионального образования </text:p>
      <text:p text:style-name="P11">ВОЛГОГРАДСКИЙ ГОСУДАРСТВЕННЫЙ ТЕХНИЧЕСКИЙ </text:p>
      <text:p text:style-name="P11">УНИВЕРСИТЕТ </text:p>
      <text:p text:style-name="P11">(ФГБОУ ВПО ВолгГТУ) </text:p>
      <text:p text:style-name="P11">Кафедра «Программное обеспечение автоматизированных систем» </text:p>
      <text:p text:style-name="P11">Дисциплина «Теория языков программирования и методы трансляции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Компилятор подмножества языка Common Lisp</text:p>
      <text:p text:style-name="P13">Пояснительная записка к проекту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Исполнители:</text:p>
      <text:p text:style-name="P56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58">___________Стрельцов В. О. </text:p>
      <text:p text:style-name="P56"><text:span text:style-name="T1">___________</text:span><text:span text:style-name="T3">Горемыкин М. В.</text:span></text:p>
      <text:p text:style-name="P59"/>
      <text:p text:style-name="P59">Преподаватель:</text:p>
      <text:p text:style-name="P56"><text:span text:style-name="T1">к.</text:span><text:span text:style-name="T4">т</text:span><text:span text:style-name="T1">.н., доц. каф. </text:span><text:span text:style-name="T4">ПОАС</text:span></text:p>
      <text:p text:style-name="P57"><text:span text:style-name="T1">___________</text:span><text:span text:style-name="T4">Сычев О. А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Волгоград 2012</text:p>
      <text:p text:style-name="P16"><text:soft-page-break/><text:tab/>1 Описание синтаксиса и семантики компилируемого языка</text:p>
      <text:p text:style-name="P16"/>
      <text:p text:style-name="P23"><text:tab/>1.1 Типы данных</text:p>
      <text:p text:style-name="P16"/>
      <text:p text:style-name="P24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25"><text:span text:style-name="T15">1) </text:span><text:span text:style-name="T7">целые числа </text:span><text:span text:style-name="T33">(setf </text:span><text:span text:style-name="T34">var</text:span><text:span text:style-name="T33"> 10)</text:span></text:p>
      <text:p text:style-name="P26"><text:span text:style-name="T15">2) </text:span><text:span text:style-name="T7">символы </text:span><text:span text:style-name="T33">(setf </text:span><text:span text:style-name="T34">var </text:span><text:span text:style-name="T35">#\a</text:span><text:span text:style-name="T36">)</text:span></text:p>
      <text:p text:style-name="P24"><text:span text:style-name="T15">3) </text:span><text:span text:style-name="T7">строки </text:span><text:span text:style-name="T33">(setf </text:span><text:span text:style-name="T34">var</text:span><text:span text:style-name="T33"> "Hey, Joe")</text:span></text:p>
      <text:p text:style-name="P24"><text:span text:style-name="T15">4) </text:span><text:span text:style-name="T7">булевы значения t и nil </text:span><text:span text:style-name="T33">(setf var nil)</text:span></text:p>
      <text:p text:style-name="P27"><text:span text:style-name="T15">5) </text:span><text:span text:style-name="T9">листы </text:span><text:span text:style-name="T32">(setf var (list 1 2 3))</text:span></text:p>
      <text:p text:style-name="P27"><text:span text:style-name="T15">6) </text:span><text:span text:style-name="T9">векторы </text:span><text:span text:style-name="T32">(setf var (vector 4 5 6))</text:span></text:p>
      <text:p text:style-name="P28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38"/>
      <text:p text:style-name="P28"><text:span text:style-name="T11"><text:tab/></text:span><text:span text:style-name="T13">1.2 Обращение к переменным</text:span></text:p>
      <text:p text:style-name="P39"/>
      <text:p text:style-name="P40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40"/>
      <text:p text:style-name="P29"><text:span text:style-name="T13"><text:tab/></text:span><text:span text:style-name="T22">1.3 Операции</text:span></text:p>
      <text:p text:style-name="P41"/>
      <text:p text:style-name="P42"><text:tab/>Операции в языке Common Lisp являются функциями: арифметические операции имеют имена "+", "-", "*", "/", логические - "and", "not" и "or".</text:p>
      <text:p text:style-name="P38"/>
      <text:p text:style-name="P30"><text:span text:style-name="T12"><text:tab/>1.</text:span><text:span text:style-name="T13">3</text:span><text:span text:style-name="T12"> Вызов</text:span><text:span text:style-name="T23">ы</text:span><text:span text:style-name="T12"> функций</text:span></text:p>
      <text:p text:style-name="P43"/>
      <text:p text:style-name="P28"><text:span text:style-name="T11"><text:tab/></text:span><text:span text:style-name="T12">Вызовы функций представляют собой конструкцию вида </text:span><text:span text:style-name="T30">(funcName arg1 arg2 … argn)</text:span><text:span text:style-name="T12">. Например, </text:span><text:span text:style-name="T30">(list 1 2 3)</text:span><text:span text:style-name="T12"> создаст список из трех элементов, а </text:span><text:span text:style-name="T30">(</text:span><text:span text:style-name="T31">myRa</text:span><text:span text:style-name="T30">nd)</text:span><text:span text:style-name="T12"> возвратит случайное число. </text:span><text:span text:style-name="T14">Вызов </text:span><text:span text:style-name="T29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45"/>
      <text:p text:style-name="P28"><text:span text:style-name="T14"><text:tab/></text:span><text:span text:style-name="T15">1.4 Циклы</text:span></text:p>
      <text:p text:style-name="P46"/>
      <text:p text:style-name="P46"><text:tab/>Реализованное подмножество языка поддерживает следующие виды циклов:</text:p>
      <text:p text:style-name="P31"><text:span text:style-name="T15">1) </text:span><text:span text:style-name="T16">цикл со счетчиком </text:span><text:span text:style-name="T27">(loop for i from 0 to 10 do …)</text:span></text:p>
      <text:p text:style-name="P32"><text:span text:style-name="T16">2) цикл со счетчиком </text:span><text:span text:style-name="T27">(loop for i from 10 downto 0 do …)</text:span></text:p>
      <text:p text:style-name="P33"><text:span text:style-name="T16">3) цикл с пред-условием </text:span><text:span text:style-name="T27">(loop while … </text:span><text:span text:style-name="T28">do …)</text:span></text:p>
      <text:p text:style-name="P34"><text:span text:style-name="T17">4) итератор по элементам контейнера </text:span><text:span text:style-name="T26">(loop for element in container do …)</text:span></text:p>
      <text:p text:style-name="P47"><text:soft-page-break/><text:tab/>На месте условия может стоять выражение, телом цикла (после do) может быть последовательность выражений.</text:p>
      <text:p text:style-name="P44"/>
      <text:p text:style-name="P28"><text:span text:style-name="T12"><text:tab/></text:span><text:span text:style-name="T18">1.5 Развилки</text:span></text:p>
      <text:p text:style-name="P48"/>
      <text:p text:style-name="P35"><text:span text:style-name="T18"><text:tab/>Развилки представляются следующей конструкцией </text:span><text:span text:style-name="T25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25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48"/>
      <text:p text:style-name="P28"><text:span text:style-name="T18"><text:tab/></text:span><text:span text:style-name="T20">1.6 Определение пользовательских функций</text:span></text:p>
      <text:p text:style-name="P49"/>
      <text:p text:style-name="P49"><text:tab/>Для определения функций нужно использовать следующую конструкцию:</text:p>
      <text:p text:style-name="P2">(defun funcName (arg1 arg2 … argn)</text:p>
      <text:p text:style-name="P2"><text:tab/>expr1</text:p>
      <text:p text:style-name="P2"><text:tab/>expr2</text:p>
      <text:p text:style-name="P2"><text:tab/>…</text:p>
      <text:p text:style-name="P2"><text:tab/>exprm)</text:p>
      <text:p text:style-name="P36"><text:span text:style-name="T21"><text:tab/>Результатом выполнения функции является последнее вычисленное значение, </text:span><text:span text:style-name="T38">п</text:span><text:span text:style-name="T21">ричем это значение может браться из разных веток </text:span><text:span text:style-name="T39">при наличии</text:span><text:span text:style-name="T21"> развилки </text:span><text:span text:style-name="T40">на верхнем уровне тела функции</text:span><text:span text:style-name="T21">.</text:span></text:p>
      <text:p text:style-name="P50"/>
      <text:p text:style-name="P16"><text:tab/>2 Пример программы на компилируемом языке</text:p>
      <text:p text:style-name="P16"/>
      <text:p text:style-name="P37"><text:span text:style-name="T5"><text:tab/></text:span><text:span text:style-name="T24">В качестве примера программы приведена реализация алгоритма быстрой сортировки.</text:span></text:p>
      <text:p text:style-name="P51"/>
      <text:p text:style-name="P1">(defun qsort(array low high)</text:p>
      <text:p text:style-name="P1"><text:s text:c="4"/>(setf i low)</text:p>
      <text:p text:style-name="P1"><text:s text:c="4"/>(setf j high)</text:p>
      <text:p text:style-name="P1"/>
      <text:p text:style-name="P1"><text:s text:c="4"/>(if (and (&gt;= i 0) (&gt;= j 0)) (progn</text:p>
      <text:p text:style-name="P1"><text:s text:c="8"/>(setf mid (elt array (/ (+ low high) 2)))</text:p>
      <text:p text:style-name="P1"/>
      <text:p text:style-name="P1"><text:s text:c="8"/>(loop while (&lt; i j) do</text:p>
      <text:p text:style-name="P1"><text:s text:c="12"/>(loop while (&lt; (elt array i) mid) do</text:p>
      <text:p text:style-name="P1"><text:s text:c="16"/>(setf i (+ i 1)))</text:p>
      <text:p text:style-name="P1"><text:s text:c="12"/>(loop while (&gt; (elt array j) mid) do</text:p>
      <text:p text:style-name="P1"><text:s text:c="16"/>(setf j (- j 1)))</text:p>
      <text:p text:style-name="P1"><text:s text:c="12"/>(if (&lt;= i j)</text:p>
      <text:p text:style-name="P1"><text:s text:c="16"/>(progn (setf temp (elt array i))</text:p>
      <text:p text:style-name="P1"><text:s text:c="23"/>(setf (elt array i) (elt array j))</text:p>
      <text:p text:style-name="P1"><text:s text:c="23"/>(setf (elt array j) temp)</text:p>
      <text:p text:style-name="P1"><text:s text:c="23"/>(setf i (+ i 1))</text:p>
      <text:p text:style-name="P1"><text:s text:c="23"/>(setf j (- j 1)))))</text:p>
      <text:p text:style-name="P1"/>
      <text:p text:style-name="P1"><text:s text:c="8"/>(if (&lt; low j)</text:p>
      <text:p text:style-name="P1"><text:s text:c="12"/>(qsort array low j))</text:p>
      <text:p text:style-name="P1"><text:s text:c="8"/>(if (&lt; i high)</text:p>
      <text:p text:style-name="P1"><text:s text:c="12"/>(qsort array i high)))))</text:p>
      <text:p text:style-name="P1"/>
      <text:p text:style-name="P1"><text:soft-page-break/>(setf a (vector 3 9 53 0 7 36 65 4 3 2 1))</text:p>
      <text:p text:style-name="P1">(print a "\n")</text:p>
      <text:p text:style-name="P1">(qsort a 0 (- (length a) 1))</text:p>
      <text:p text:style-name="P1">(print a "\n")</text:p>
      <text:p text:style-name="P16"/>
      <text:p text:style-name="P16"><text:tab/>3 Распределение обязанностей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0">Возможность</text:p>
          </table:table-cell>
          <table:table-cell table:style-name="Таблица2.A1" office:value-type="string">
            <text:p text:style-name="P60">Вес</text:p>
          </table:table-cell>
          <table:table-cell table:style-name="Таблица2.A1" office:value-type="string">
            <text:p text:style-name="P60">Особенности в языке</text:p>
          </table:table-cell>
          <table:table-cell table:style-name="Таблица2.D1" office:value-type="string">
            <text:p text:style-name="P60">Кто реализует</text:p>
          </table:table-cell>
        </table:table-row>
        <table:table-row>
          <table:table-cell table:style-name="Таблица2.A2" office:value-type="string">
            <text:p text:style-name="P7">Локальные переменные встроенных типов данных:</text:p>
            <text:list xml:id="list1012290771" text:style-name="WW8Num1">
              <text:list-item>
                <text:p text:style-name="P8">целые числа (один тип)</text:p>
              </text:list-item>
              <text:list-item>
                <text:p text:style-name="P8">символы</text:p>
              </text:list-item>
              <text:list-item>
                <text:p text:style-name="P8">строки</text:p>
              </text:list-item>
            </text:list>
            <text:p text:style-name="P54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7">4 <text:span text:style-name="T41">min</text:span></text:p>
          </table:table-cell>
          <table:table-cell table:style-name="Таблица2.A2" office:value-type="string">
            <text:p text:style-name="P68"><text:span text:style-name="T42">символы (symbol)</text:span><text:span text:style-name="T43"> м</text:span><text:span text:style-name="T42">огут</text:span><text:span text:style-name="T43"> быть почти любым</text:span><text:span text:style-name="T42">и:</text:span><text:span text:style-name="T43"> </text:span><text:span text:style-name="T42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7">Стрельцов</text:p>
          </table:table-cell>
        </table:table-row>
        <table:table-row>
          <table:table-cell table:style-name="Таблица2.A2" office:value-type="string">
            <text:p text:style-name="P7">Одномерные массивы (или контейнеры), </text:p>
            <text:p text:style-name="P7">операция доступа к элементу массива</text:p>
          </table:table-cell>
          <table:table-cell table:style-name="Таблица2.A2" office:value-type="string">
            <text:p text:style-name="P7">3 <text:span text:style-name="T41">min</text:span></text:p>
          </table:table-cell>
          <table:table-cell table:style-name="Таблица2.A2" office:value-type="string">
            <text:p text:style-name="P68"><text:span text:style-name="T44">в</text:span><text:span text:style-name="T45">ектор</text:span><text:span text:style-name="T47">ы и </text:span><text:span text:style-name="T44">лист</text:span><text:span text:style-name="T47">ы.</text:span></text:p>
          </table:table-cell>
          <table:table-cell table:style-name="Таблица2.D2" office:value-type="string">
            <text:p text:style-name="P5">Стрельцов</text:p>
          </table:table-cell>
        </table:table-row>
        <table:table-row>
          <table:table-cell table:style-name="Таблица2.A2" office:value-type="string">
            <text:p text:style-name="P7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10">2 min</text:p>
          </table:table-cell>
          <table:table-cell table:style-name="Таблица2.A2" office:value-type="string">
            <text:p text:style-name="P61">-</text:p>
          </table:table-cell>
          <table:table-cell table:style-name="Таблица2.D2" office:value-type="string">
            <text:p text:style-name="P5">Стрельцов,</text:p>
            <text:p text:style-name="P5">Горемыкин</text:p>
          </table:table-cell>
        </table:table-row>
        <table:table-row>
          <table:table-cell table:style-name="Таблица2.A2" office:value-type="string">
            <text:p text:style-name="P7">Управляющие структуры: развилки</text:p>
          </table:table-cell>
          <table:table-cell table:style-name="Таблица2.A2" office:value-type="string">
            <text:p text:style-name="P7">3 <text:span text:style-name="T41">min</text:span></text:p>
          </table:table-cell>
          <table:table-cell table:style-name="Таблица2.A2" office:value-type="string">
            <text:p text:style-name="P62">-</text:p>
          </table:table-cell>
          <table:table-cell table:style-name="Таблица2.D2" office:value-type="string">
            <text:p text:style-name="P7">Горемыкин</text:p>
          </table:table-cell>
        </table:table-row>
        <table:table-row>
          <table:table-cell table:style-name="Таблица2.A2" office:value-type="string">
            <text:p text:style-name="P7">Управляющие структуры: циклы</text:p>
          </table:table-cell>
          <table:table-cell table:style-name="Таблица2.A2" office:value-type="string">
            <text:p text:style-name="P7">3 <text:span text:style-name="T41">min</text:span></text:p>
          </table:table-cell>
          <table:table-cell table:style-name="Таблица2.A2" office:value-type="string">
            <text:p text:style-name="P63">-</text:p>
          </table:table-cell>
          <table:table-cell table:style-name="Таблица2.D2" office:value-type="string">
            <text:p text:style-name="P7">Стрельцов</text:p>
          </table:table-cell>
        </table:table-row>
        <table:table-row>
          <table:table-cell table:style-name="Таблица2.A2" office:value-type="string">
            <text:p text:style-name="P7">Функции (процедуры)</text:p>
          </table:table-cell>
          <table:table-cell table:style-name="Таблица2.A2" office:value-type="string">
            <text:p text:style-name="P7">3 <text:span text:style-name="T41">min</text:span></text:p>
          </table:table-cell>
          <table:table-cell table:style-name="Таблица2.A2" office:value-type="string">
            <text:p text:style-name="P63">-</text:p>
          </table:table-cell>
          <table:table-cell table:style-name="Таблица2.D2" office:value-type="string">
            <text:p text:style-name="P7">Горемыкин</text:p>
          </table:table-cell>
        </table:table-row>
        <table:table-row>
          <table:table-cell table:style-name="Таблица2.A2" office:value-type="string">
            <text:p text:style-name="P7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7">2 <text:span text:style-name="T41">min</text:span></text:p>
          </table:table-cell>
          <table:table-cell table:style-name="Таблица2.A2" office:value-type="string">
            <text:p text:style-name="P63">-</text:p>
          </table:table-cell>
          <table:table-cell table:style-name="Таблица2.D2" office:value-type="string">
            <text:p text:style-name="P7">Стрельцов,</text:p>
            <text:p text:style-name="P5">Горемыкин</text:p>
          </table:table-cell>
        </table:table-row>
        <table:table-row>
          <table:table-cell table:style-name="Таблица2.A2" office:value-type="string">
            <text:p text:style-name="P7">Логические операции </text:p>
            <text:p text:style-name="P9">(И, ИЛИ, НЕ)</text:p>
          </table:table-cell>
          <table:table-cell table:style-name="Таблица2.A2" office:value-type="string">
            <text:p text:style-name="P64">1</text:p>
          </table:table-cell>
          <table:table-cell table:style-name="Таблица2.A2" office:value-type="string">
            <text:p text:style-name="P65">-</text:p>
          </table:table-cell>
          <table:table-cell table:style-name="Таблица2.D2" office:value-type="string">
            <text:p text:style-name="P7">Стрельцов</text:p>
          </table:table-cell>
        </table:table-row>
      </table:table>
      <text:p text:style-name="P17"/>
      <text:p text:style-name="P16"><text:tab/>4 Таблица лексем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9">Тип лексемы</text:p>
          </table:table-cell>
          <table:table-cell table:style-name="Таблица1.A1" office:value-type="string">
            <text:p text:style-name="P69">Лексема</text:p>
          </table:table-cell>
          <table:table-cell table:style-name="Таблица1.C1" office:value-type="string">
            <text:p text:style-name="P69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69">Ключевое слово</text:p>
          </table:table-cell>
          <table:table-cell table:style-name="Таблица1.A2" office:value-type="string">
            <text:p text:style-name="P69">loop</text:p>
          </table:table-cell>
          <table:table-cell table:style-name="Таблица1.C2" table:number-rows-spanned="8" office:value-type="string">
            <text:p text:style-name="P69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69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6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progn</text:p>
          </table:table-cell>
          <table:table-cell table:style-name="Таблица1.C2" office:value-type="string">
            <text:p text:style-name="P69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69">if</text:p>
          </table:table-cell>
          <table:table-cell table:style-name="Таблица1.C2" office:value-type="string">
            <text:p text:style-name="P69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69">defclass</text:p>
          </table:table-cell>
          <table:table-cell table:style-name="Таблица1.C2" office:value-type="string">
            <text:p text:style-name="P69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69">defun</text:p>
          </table:table-cell>
          <table:table-cell table:style-name="Таблица1.C2" office:value-type="string">
            <text:p text:style-name="P69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69">:initform</text:p>
          </table:table-cell>
          <table:table-cell table:style-name="Таблица1.C2" office:value-type="string">
            <text:p text:style-name="P69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69">:reader</text:p>
          </table:table-cell>
          <table:table-cell table:style-name="Таблица1.C2" office:value-type="string">
            <text:p text:style-name="P69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69">:writer</text:p>
          </table:table-cell>
          <table:table-cell table:style-name="Таблица1.C2" office:value-type="string">
            <text:p text:style-name="P69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9">:accessor</text:p>
          </table:table-cell>
          <table:table-cell table:style-name="Таблица1.C2" office:value-type="string">
            <text:p text:style-name="P69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9">:allocation</text:p>
          </table:table-cell>
          <table:table-cell table:style-name="Таблица1.C2" office:value-type="string">
            <text:p text:style-name="P69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67">make-instance</text:p>
          </table:table-cell>
          <table:table-cell table:style-name="Таблица1.C2" office:value-type="string">
            <text:p text:style-name="P67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69">slot-value</text:p>
          </table:table-cell>
          <table:table-cell table:style-name="Таблица1.C2" office:value-type="string">
            <text:p text:style-name="P69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69">Комментарий</text:p>
          </table:table-cell>
          <table:table-cell table:style-name="Таблица1.A2" office:value-type="string">
            <text:p text:style-name="P69">; …</text:p>
          </table:table-cell>
          <table:table-cell table:style-name="Таблица1.C2" office:value-type="string">
            <text:p text:style-name="P69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69">#| … |#</text:p>
          </table:table-cell>
          <table:table-cell table:style-name="Таблица1.C2" office:value-type="string">
            <text:p text:style-name="P69">многострочный комментарий</text:p>
          </table:table-cell>
        </table:table-row>
        <table:table-row>
          <table:table-cell table:style-name="Таблица1.A2" office:value-type="string">
            <text:p text:style-name="P69">Строковая константа</text:p>
          </table:table-cell>
          <table:table-cell table:style-name="Таблица1.A2" office:value-type="string">
            <text:p text:style-name="P69">" … "</text:p>
          </table:table-cell>
          <table:table-cell table:style-name="Таблица1.C2" office:value-type="string">
            <text:p text:style-name="P69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69">Целочисленная константа</text:p>
          </table:table-cell>
          <table:table-cell table:style-name="Таблица1.A2" office:value-type="string">
            <text:p text:style-name="P69">#b&lt;двоичное число&gt;</text:p>
          </table:table-cell>
          <table:table-cell table:style-name="Таблица1.C2" office:value-type="string">
            <text:p text:style-name="P69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69">#o&lt;восьмеричное число&gt;</text:p>
          </table:table-cell>
          <table:table-cell table:style-name="Таблица1.C2" office:value-type="string">
            <text:p text:style-name="P69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9">&lt;десятеричное число&gt;</text:p>
          </table:table-cell>
          <table:table-cell table:style-name="Таблица1.C2" office:value-type="string">
            <text:p text:style-name="P69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9">#h&lt;шестнадцатиричное число&gt;</text:p>
          </table:table-cell>
          <table:table-cell table:style-name="Таблица1.C2" office:value-type="string">
            <text:p text:style-name="P69">в шестнадцатеричном виде</text:p>
          </table:table-cell>
        </table:table-row>
        <table:table-row>
          <table:table-cell table:style-name="Таблица1.A2" table:number-rows-spanned="2" office:value-type="string">
            <text:p text:style-name="P69">Символьная константа</text:p>
          </table:table-cell>
          <table:table-cell table:style-name="Таблица1.A2" office:value-type="string">
            <text:p text:style-name="P69">#\&lt;символ&gt;</text:p>
          </table:table-cell>
          <table:table-cell table:style-name="Таблица1.C2" office:value-type="string">
            <text:p text:style-name="P69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69">#\&lt;ключевое слово&gt;</text:p>
          </table:table-cell>
          <table:table-cell table:style-name="Таблица1.C2" office:value-type="string">
            <text:p text:style-name="P69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69">Булева константа</text:p>
          </table:table-cell>
          <table:table-cell table:style-name="Таблица1.A2" office:value-type="string">
            <text:p text:style-name="P69">t</text:p>
          </table:table-cell>
          <table:table-cell table:style-name="Таблица1.C2" office:value-type="string">
            <text:p text:style-name="P69">истина</text:p>
          </table:table-cell>
        </table:table-row>
        <table:table-row>
          <table:covered-table-cell/>
          <table:table-cell table:style-name="Таблица1.A2" office:value-type="string">
            <text:p text:style-name="P69">nil</text:p>
          </table:table-cell>
          <table:table-cell table:style-name="Таблица1.C2" office:value-type="string">
            <text:p text:style-name="P69">ложь</text:p>
          </table:table-cell>
        </table:table-row>
        <table:table-row>
          <table:table-cell table:style-name="Таблица1.A2" table:number-rows-spanned="13" office:value-type="string">
            <text:p text:style-name="P69">Операции</text:p>
          </table:table-cell>
          <table:table-cell table:style-name="Таблица1.A2" office:value-type="string">
            <text:p text:style-name="P69">( … )</text:p>
          </table:table-cell>
          <table:table-cell table:style-name="Таблица1.C2" office:value-type="string">
            <text:p text:style-name="P69">скобки</text:p>
          </table:table-cell>
        </table:table-row>
        <table:table-row>
          <table:covered-table-cell/>
          <table:table-cell table:style-name="Таблица1.A2" office:value-type="string">
            <text:p text:style-name="P69">+</text:p>
          </table:table-cell>
          <table:table-cell table:style-name="Таблица1.C2" table:number-rows-spanned="4" office:value-type="string">
            <text:p text:style-name="P69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9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&gt;</text:p>
          </table:table-cell>
          <table:table-cell table:style-name="Таблица1.C2" table:number-rows-spanned="5" office:value-type="string">
            <text:p text:style-name="P69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9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and</text:p>
          </table:table-cell>
          <table:table-cell table:style-name="Таблица1.C2" table:number-rows-spanned="3" office:value-type="string">
            <text:p text:style-name="P69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69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69">Символ</text:p>
          </table:table-cell>
          <table:table-cell table:style-name="Таблица1.A2" office:value-type="string">
            <text:p text:style-name="P69">...</text:p>
          </table:table-cell>
          <table:table-cell table:style-name="Таблица1.C2" office:value-type="string">
            <text:p text:style-name="P69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69">:...</text:p>
          </table:table-cell>
          <table:table-cell table:style-name="Таблица1.C2" office:value-type="string">
            <text:p text:style-name="P69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18"/>
      <text:p text:style-name="P16"><text:tab/>5 Грамматика языка</text:p>
      <text:p text:style-name="P16"/>
      <text:p text:style-name="P52"><text:span text:style-name="T46">%type <text:s text:c="2"/>&lt;semantic_program&gt; <text:s text:c="10"/>program</text:span></text:p>
      <text:p text:style-name="P52"><text:span text:style-name="T46">%type <text:s text:c="2"/>&lt;semantic_program_part&gt; <text:s text:c="5"/>program_part</text:span></text:p>
      <text:p text:style-name="P52"><text:span text:style-name="T46">%type <text:s text:c="2"/>&lt;semantic_program_part_seq&gt; <text:s/>program_part_seq</text:span></text:p>
      <text:p text:style-name="P52"><text:span text:style-name="T46">%type <text:s text:c="2"/>&lt;semantic_s_expr&gt; <text:s text:c="11"/>s_expr</text:span></text:p>
      <text:p text:style-name="P52"><text:span text:style-name="T46">%type <text:s text:c="2"/>&lt;semantic_s_expr_seq&gt; <text:s text:c="7"/>s_expr_seq</text:span></text:p>
      <text:p text:style-name="P52"><text:span text:style-name="T46">%type <text:s text:c="2"/>&lt;semantic_slot_prop&gt; <text:s text:c="8"/>slot_prop</text:span></text:p>
      <text:p text:style-name="P52"><text:span text:style-name="T46">%type <text:s text:c="2"/>&lt;semantic_slot_prop_seq&gt; <text:s text:c="4"/>slot_prop_seq</text:span></text:p>
      <text:p text:style-name="P52"><text:span text:style-name="T46">%type <text:s text:c="2"/>&lt;semantic_slot_def&gt; <text:s text:c="9"/>slot_def</text:span></text:p>
      <text:p text:style-name="P52"><text:span text:style-name="T46">%type <text:s text:c="2"/>&lt;semantic_slot_def_seq&gt; <text:s text:c="5"/>slot_def_seq</text:span></text:p>
      <text:p text:style-name="P52"><text:span text:style-name="T46">%type <text:s text:c="2"/>&lt;semantic_def&gt; <text:s text:c="14"/>def</text:span></text:p>
      <text:p text:style-name="P52"><text:span text:style-name="T46"/></text:p>
      <text:p text:style-name="P52"><text:span text:style-name="T46">%token <text:s/>&lt;semantic_int&gt; <text:s text:c="14"/>INT</text:span></text:p>
      <text:p text:style-name="P52"><text:span text:style-name="T46">%token <text:s/>&lt;semantic_char&gt; <text:s text:c="13"/>CHAR</text:span></text:p>
      <text:p text:style-name="P52"><text:span text:style-name="T46">%token <text:s/>&lt;semantic_string&gt; <text:s text:c="11"/>STRING</text:span></text:p>
      <text:p text:style-name="P52"><text:span text:style-name="T46">%token <text:s/>&lt;semantic_bool&gt; <text:s text:c="13"/>BOOL</text:span></text:p>
      <text:p text:style-name="P52"><text:span text:style-name="T46">%token <text:s/>&lt;semantic_id&gt; <text:s text:c="15"/>ID</text:span></text:p>
      <text:p text:style-name="P52"><text:span text:style-name="T46"/></text:p>
      <text:p text:style-name="P52"><text:span text:style-name="T46">%token LOOP</text:span></text:p>
      <text:p text:style-name="P52"><text:span text:style-name="T46">%token FOR</text:span></text:p>
      <text:p text:style-name="P52"><text:span text:style-name="T46">%token IN</text:span></text:p>
      <text:p text:style-name="P52"><text:span text:style-name="T46">%token DO</text:span></text:p>
      <text:p text:style-name="P52"><text:span text:style-name="T46">%token FROM</text:span></text:p>
      <text:p text:style-name="P52"><text:span text:style-name="T46">%token TO</text:span></text:p>
      <text:p text:style-name="P52"><text:span text:style-name="T46">%token DOWNTO</text:span></text:p>
      <text:p text:style-name="P52"><text:span text:style-name="T46">%token WHILE</text:span></text:p>
      <text:p text:style-name="P52"><text:span text:style-name="T46">%token PROGN</text:span></text:p>
      <text:p text:style-name="P52"><text:span text:style-name="T46">%token IF</text:span></text:p>
      <text:p text:style-name="P52"><text:span text:style-name="T46">%token DEFCLASS</text:span></text:p>
      <text:p text:style-name="P52"><text:span text:style-name="T46">%token DEFUN</text:span></text:p>
      <text:p text:style-name="P52"><text:span text:style-name="T46">%token INITFORM</text:span></text:p>
      <text:p text:style-name="P52"><text:span text:style-name="T46">%token READER</text:span></text:p>
      <text:p text:style-name="P52"><text:span text:style-name="T46">%token WRITER</text:span></text:p>
      <text:p text:style-name="P52"><text:span text:style-name="T46">%token ACCESSOR</text:span></text:p>
      <text:p text:style-name="P52"><text:span text:style-name="T46">%token ALLOCATION</text:span></text:p>
      <text:p text:style-name="P52"><text:span text:style-name="T46">%token ALLOCINSTANCE</text:span></text:p>
      <text:p text:style-name="P52"><text:span text:style-name="T46">%token ALLOCCLASS</text:span></text:p>
      <text:p text:style-name="P52"><text:span text:style-name="T46">%token MAKEINSTANCE</text:span></text:p>
      <text:p text:style-name="P52"><text:soft-page-break/><text:span text:style-name="T46">%token SLOTVALUE</text:span></text:p>
      <text:p text:style-name="P52"><text:span text:style-name="T46">%token ERROR_UNCLOSED_COMMENT</text:span></text:p>
      <text:p text:style-name="P52"><text:span text:style-name="T46">%token ERROR_UNCLOSED_STRING</text:span></text:p>
      <text:p text:style-name="P52"><text:span text:style-name="T46">%token ERROR_UNEXPECTED_CHARACTER</text:span></text:p>
      <text:p text:style-name="P52"><text:span text:style-name="T46"/></text:p>
      <text:p text:style-name="P52"><text:span text:style-name="T46">%start program</text:span></text:p>
      <text:p text:style-name="P52"><text:span text:style-name="T46"/></text:p>
      <text:p text:style-name="P52"><text:span text:style-name="T46">%%</text:span></text:p>
      <text:p text:style-name="P52"><text:span text:style-name="T46"/></text:p>
      <text:p text:style-name="P52"><text:span text:style-name="T46">program : program_part_seq</text:span></text:p>
      <text:p text:style-name="P52"><text:span text:style-name="T46"><text:s text:c="8"/>| /* empty */</text:span></text:p>
      <text:p text:style-name="P52"><text:span text:style-name="T46"><text:s text:c="8"/>;</text:span></text:p>
      <text:p text:style-name="P52"><text:span text:style-name="T46"/></text:p>
      <text:p text:style-name="P52"><text:span text:style-name="T46">lexerror : ERROR_UNCLOSED_COMMENT</text:span></text:p>
      <text:p text:style-name="P52"><text:span text:style-name="T46"><text:s text:c="9"/>| ERROR_UNCLOSED_STRING</text:span></text:p>
      <text:p text:style-name="P52"><text:span text:style-name="T46"><text:s text:c="9"/>| ERROR_UNEXPECTED_CHARACTER</text:span></text:p>
      <text:p text:style-name="P52"><text:span text:style-name="T46"><text:s text:c="9"/>;</text:span></text:p>
      <text:p text:style-name="P52"><text:span text:style-name="T46"/></text:p>
      <text:p text:style-name="P52"><text:span text:style-name="T46">program_part : s_expr</text:span></text:p>
      <text:p text:style-name="P52"><text:span text:style-name="T46"><text:s text:c="13"/>| def</text:span></text:p>
      <text:p text:style-name="P52"><text:span text:style-name="T46"><text:s text:c="13"/>;</text:span></text:p>
      <text:p text:style-name="P52"><text:span text:style-name="T46"/></text:p>
      <text:p text:style-name="P52"><text:span text:style-name="T46">program_part_seq : program_part</text:span></text:p>
      <text:p text:style-name="P52"><text:span text:style-name="T46"><text:s text:c="17"/>| program_part_seq program_part</text:span></text:p>
      <text:p text:style-name="P52"><text:span text:style-name="T46"><text:s text:c="17"/>;</text:span></text:p>
      <text:p text:style-name="P52"><text:span text:style-name="T46"/></text:p>
      <text:p text:style-name="P52"><text:span text:style-name="T46">s_expr : INT</text:span></text:p>
      <text:p text:style-name="P52"><text:span text:style-name="T46"><text:s text:c="7"/>| CHAR</text:span></text:p>
      <text:p text:style-name="P52"><text:span text:style-name="T46"><text:s text:c="7"/>| STRING</text:span></text:p>
      <text:p text:style-name="P52"><text:span text:style-name="T46"><text:s text:c="7"/>| BOOL</text:span></text:p>
      <text:p text:style-name="P52"><text:span text:style-name="T46"><text:s text:c="7"/>| ID</text:span></text:p>
      <text:p text:style-name="P52"><text:span text:style-name="T46"><text:s text:c="7"/>| '(' ')'</text:span></text:p>
      <text:p text:style-name="P52"><text:span text:style-name="T46"><text:s text:c="7"/>| '(' ID ')'</text:span></text:p>
      <text:p text:style-name="P52"><text:span text:style-name="T46"><text:s text:c="7"/>| '(' ID s_expr_seq ')'</text:span></text:p>
      <text:p text:style-name="P52"><text:span text:style-name="T46"><text:s text:c="7"/>| '(' LOOP FOR ID IN s_expr DO s_expr_seq ')'</text:span></text:p>
      <text:p text:style-name="P52"><text:span text:style-name="T46"><text:s text:c="7"/>| '(' LOOP FOR ID FROM s_expr TO s_expr DO s_expr_seq ')'</text:span></text:p>
      <text:p text:style-name="P52"><text:span text:style-name="T46"><text:s text:c="7"/>| '(' LOOP FOR ID FROM s_expr DOWNTO s_expr DO s_expr_seq ')'</text:span></text:p>
      <text:p text:style-name="P52"><text:span text:style-name="T46"><text:s text:c="7"/>| '(' LOOP WHILE s_expr DO s_expr_seq ')'</text:span></text:p>
      <text:p text:style-name="P52"><text:span text:style-name="T46"><text:s text:c="7"/>| '(' PROGN s_expr_seq ')'</text:span></text:p>
      <text:p text:style-name="P52"><text:span text:style-name="T46"><text:s text:c="7"/>| '(' IF s_expr s_expr ')'</text:span></text:p>
      <text:p text:style-name="P52"><text:span text:style-name="T46"><text:s text:c="7"/>| '(' IF s_expr s_expr s_expr ')'</text:span></text:p>
      <text:p text:style-name="P52"><text:span text:style-name="T46"><text:s text:c="7"/>| '(' MAKEINSTANCE '\'' ID ')'</text:span></text:p>
      <text:p text:style-name="P52"><text:span text:style-name="T46"><text:s text:c="7"/>| '(' SLOTVALUE ID '\'' ID ')'</text:span></text:p>
      <text:p text:style-name="P52"><text:span text:style-name="T46"><text:s text:c="7"/>| lexerror</text:span></text:p>
      <text:p text:style-name="P52"><text:span text:style-name="T46"><text:s text:c="7"/>;</text:span></text:p>
      <text:p text:style-name="P52"><text:span text:style-name="T46"/></text:p>
      <text:p text:style-name="P52"><text:span text:style-name="T46">s_expr_seq : s_expr</text:span></text:p>
      <text:p text:style-name="P52"><text:span text:style-name="T46"><text:s text:c="11"/>| s_expr_seq s_expr</text:span></text:p>
      <text:p text:style-name="P52"><text:span text:style-name="T46"><text:s text:c="11"/>;</text:span></text:p>
      <text:p text:style-name="P52"><text:span text:style-name="T46"/></text:p>
      <text:p text:style-name="P52"><text:span text:style-name="T46">slot_prop : INITFORM s_expr</text:span></text:p>
      <text:p text:style-name="P52"><text:span text:style-name="T46"><text:s text:c="10"/>| READER ID</text:span></text:p>
      <text:p text:style-name="P52"><text:span text:style-name="T46"><text:s text:c="10"/>| WRITER ID</text:span></text:p>
      <text:p text:style-name="P52"><text:span text:style-name="T46"><text:s text:c="10"/>| ACCESSOR ID</text:span></text:p>
      <text:p text:style-name="P52"><text:span text:style-name="T46"><text:s text:c="10"/>| ALLOCATION ALLOCINSTANCE</text:span></text:p>
      <text:p text:style-name="P52"><text:span text:style-name="T46"><text:s text:c="10"/>| ALLOCATION ALLOCCLASS</text:span></text:p>
      <text:p text:style-name="P52"><text:span text:style-name="T46"><text:s text:c="10"/>| lexerror</text:span></text:p>
      <text:p text:style-name="P52"><text:span text:style-name="T46"><text:s text:c="10"/>;</text:span></text:p>
      <text:p text:style-name="P52"><text:span text:style-name="T46"/></text:p>
      <text:p text:style-name="P52"><text:span text:style-name="T46">slot_prop_seq : slot_prop</text:span></text:p>
      <text:p text:style-name="P52"><text:span text:style-name="T46"><text:s text:c="14"/>| slot_prop_seq slot_prop</text:span></text:p>
      <text:p text:style-name="P52"><text:span text:style-name="T46"><text:s text:c="14"/>;</text:span></text:p>
      <text:p text:style-name="P52"><text:span text:style-name="T46"/></text:p>
      <text:p text:style-name="P52"><text:span text:style-name="T46">slot_def : '(' ID slot_prop_seq ')'</text:span></text:p>
      <text:p text:style-name="P52"><text:span text:style-name="T46"><text:s text:c="9"/>| lexerror</text:span></text:p>
      <text:p text:style-name="P52"><text:span text:style-name="T46"><text:s text:c="9"/>;</text:span></text:p>
      <text:p text:style-name="P52"><text:soft-page-break/><text:span text:style-name="T46"/></text:p>
      <text:p text:style-name="P52"><text:span text:style-name="T46">slot_def_seq : slot_def</text:span></text:p>
      <text:p text:style-name="P52"><text:span text:style-name="T46"><text:s text:c="13"/>| slot_def_seq slot_def</text:span></text:p>
      <text:p text:style-name="P52"><text:span text:style-name="T46"><text:s text:c="13"/>;</text:span></text:p>
      <text:p text:style-name="P52"><text:span text:style-name="T46"/></text:p>
      <text:p text:style-name="P52"><text:span text:style-name="T46">def : '(' DEFUN ID '(' ')' s_expr_seq ')'</text:span></text:p>
      <text:p text:style-name="P52"><text:span text:style-name="T46"><text:s text:c="4"/>| '(' DEFUN ID '(' s_expr_seq ')' s_expr_seq ')'</text:span></text:p>
      <text:p text:style-name="P52"><text:span text:style-name="T46"><text:s text:c="4"/>| '(' DEFCLASS ID '(' ')' '(' slot_def_seq ')' ')'</text:span></text:p>
      <text:p text:style-name="P52"><text:span text:style-name="T46"><text:s text:c="4"/>| '(' DEFCLASS ID '(' ID ')' '(' slot_def_seq ')' ')'</text:span></text:p>
      <text:p text:style-name="P52"><text:span text:style-name="T46"><text:s text:c="4"/>;</text:span></text:p>
      <text:p text:style-name="P19"><text:span text:style-name="T46"/></text:p>
      <text:p text:style-name="P16"><text:tab/>6 Перечень таблиц, генерируемых на этапе семантического анализа</text:p>
      <text:p text:style-name="P16"/>
      <text:p text:style-name="P20"><text:span text:style-name="T48"><text:tab/>На этапе семантического анализа генерируются таблицы:</text:span></text:p>
      <text:p text:style-name="P20"><text:span text:style-name="T48">- констант главного класса;</text:span></text:p>
      <text:p text:style-name="P20"><text:span text:style-name="T48">- методов главного класса;</text:span></text:p>
      <text:p text:style-name="P20"><text:span text:style-name="T48">- локальных переменных для методов.</text:span></text:p>
      <text:p text:style-name="P20"><text:span text:style-name="T48"><text:tab/>Весь глобальный код (не находящийся внутри определенных пользователем методов) перемещается внутрь функции main главного класса.</text:span></text:p>
      <text:p text:style-name="P20"><text:span text:style-name="T48"><text:tab/></text:span><text:span text:style-name="T49">Используются следующие структуры данных.</text:span></text:p>
      <text:p text:style-name="P20"><text:span text:style-name="T49"/></text:p>
      <text:p text:style-name="P53"><text:span text:style-name="T37">/**</text:span></text:p>
      <text:p text:style-name="P4"><text:s/>* @brief Java constants types.</text:p>
      <text:p text:style-name="P4"><text:s/>*/</text:p>
      <text:p text:style-name="P4">enum JavaConstantsTypes</text:p>
      <text:p text:style-name="P4">{</text:p>
      <text:p text:style-name="P4"><text:s text:c="4"/>CONSTANT_Utf8 = 1,</text:p>
      <text:p text:style-name="P4"><text:s text:c="4"/>CONSTANT_Integer = 3,</text:p>
      <text:p text:style-name="P4"><text:s text:c="4"/>CONSTANT_Float = 4,</text:p>
      <text:p text:style-name="P4"><text:s text:c="4"/>CONSTANT_Long = 5,</text:p>
      <text:p text:style-name="P4"><text:s text:c="4"/>CONSTANT_Double = 6,</text:p>
      <text:p text:style-name="P4"><text:s text:c="4"/>CONSTANT_Class = 7,</text:p>
      <text:p text:style-name="P4"><text:s text:c="4"/>CONSTANT_String = 8,</text:p>
      <text:p text:style-name="P4"><text:s text:c="4"/>CONSTANT_Fieldref = 9,</text:p>
      <text:p text:style-name="P4"><text:s text:c="4"/>CONSTANT_Methodref = 10,</text:p>
      <text:p text:style-name="P4"><text:s text:c="4"/>CONSTANT_InterfaceMethodref = 11,</text:p>
      <text:p text:style-name="P4"><text:s text:c="4"/>CONSTANT_NameAndType = 12</text:p>
      <text:p text:style-name="P4">};</text:p>
      <text:p text:style-name="P4"/>
      <text:p text:style-name="P4">/**</text:p>
      <text:p text:style-name="P4"><text:s/>* @brief Represents a constant.</text:p>
      <text:p text:style-name="P4"><text:s/>*/</text:p>
      <text:p text:style-name="P4">class SemanticConstant</text:p>
      <text:p text:style-name="P4">{</text:p>
      <text:p text:style-name="P4">public:</text:p>
      <text:p text:style-name="P4"><text:s text:c="4"/>quint16 <text:s text:c="11"/>fNumber; // Number in the constants table, counts from 0.</text:p>
      <text:p text:style-name="P4"><text:s text:c="4"/>JavaConstantsTypes fType; <text:s text:c="2"/>// Type of the constant.</text:p>
      <text:p text:style-name="P4"><text:s text:c="4"/>QString <text:s text:c="11"/>fUtf8; <text:s text:c="4"/>// UTF-8 string.</text:p>
      <text:p text:style-name="P4"><text:s text:c="4"/>qint32 <text:s text:c="12"/>fInteger; <text:s/>// Integer value.</text:p>
      <text:p text:style-name="P4"><text:s text:c="4"/>SemanticConstant * fRef1; <text:s text:c="4"/>// Pointer to another constant if required.</text:p>
      <text:p text:style-name="P4"><text:s text:c="4"/>SemanticConstant * fRef2; <text:s text:c="4"/>// Pointer to another constant if required.</text:p>
      <text:p text:style-name="P4"/>
      <text:p text:style-name="P4"><text:s text:c="4"/>SemanticConstant(quint16 number, JavaConstantsTypes type, QString utf8,</text:p>
      <text:p text:style-name="P4"><text:s text:c="21"/>qint32 integer, SemanticConstant * ref1, SemanticConstant * ref2);</text:p>
      <text:p text:style-name="P4"/>
      <text:p text:style-name="P4"><text:s text:c="4"/>void generateCode(BinaryWriter * writer) const;</text:p>
      <text:p text:style-name="P4"><text:s text:c="4"/>QString dotCode(QString previous) const;</text:p>
      <text:p text:style-name="P4">};</text:p>
      <text:p text:style-name="P4"/>
      <text:p text:style-name="P3">/**</text:p>
      <text:p text:style-name="P3"><text:s/>* @brief Represents the semantic analyzer that encapsulates all stuff.</text:p>
      <text:p text:style-name="P3"><text:s/>*/</text:p>
      <text:p text:style-name="P3">class SemanticProgram</text:p>
      <text:p text:style-name="P3">{</text:p>
      <text:p text:style-name="P3">public:</text:p>
      <text:p text:style-name="P3"><text:s text:c="4"/>SemanticProgram();</text:p>
      <text:p text:style-name="P3"><text:s text:c="4"/>SemanticProgram(const program_struct * root);</text:p>
      <text:p text:style-name="P3"><text:s text:c="4"/>~SemanticProgram();</text:p>
      <text:p text:style-name="P3"/>
      <text:p text:style-name="P3"><text:s text:c="4"/>void doTransform();</text:p>
      <text:p text:style-name="P3"><text:soft-page-break/><text:s text:c="4"/>bool doSemantics();</text:p>
      <text:p text:style-name="P3"><text:s text:c="4"/>bool doGenerateCode(QString dir) const;</text:p>
      <text:p text:style-name="P3"/>
      <text:p text:style-name="P3"><text:s text:c="4"/>QString dotCode() const;</text:p>
      <text:p text:style-name="P3"><text:s text:c="4"/>ProgramNode * root() const;</text:p>
      <text:p text:style-name="P3"><text:s text:c="4"/>QStringList errors() const;</text:p>
      <text:p text:style-name="P3"/>
      <text:p text:style-name="P3"><text:s text:c="4"/>bool hasClass(QString name) const;</text:p>
      <text:p text:style-name="P3"><text:s text:c="4"/>SemanticClass * getClass(QString name) const;</text:p>
      <text:p text:style-name="P3"><text:s text:c="4"/>SemanticClass * addClass(const DefinitionNode * node);</text:p>
      <text:p text:style-name="P3"/>
      <text:p text:style-name="P3">private:</text:p>
      <text:p text:style-name="P3"><text:s text:c="4"/>ProgramNode <text:s text:c="19"/>* fRoot; <text:s text:c="6"/>// Root of the attributed tree.</text:p>
      <text:p text:style-name="P3"><text:s text:c="4"/>QMap&lt;QString, SemanticClass *&gt; <text:s text:c="2"/>fClassTable; // Class table.</text:p>
      <text:p text:style-name="P3"><text:s text:c="4"/>QStringList <text:s text:c="21"/>fErrors; <text:s text:c="4"/>// Semantic errors messages.</text:p>
      <text:p text:style-name="P3">};</text:p>
      <text:p text:style-name="P3"/>
      <text:p text:style-name="P3">/**</text:p>
      <text:p text:style-name="P3"><text:s/>* @brief Represents a class.</text:p>
      <text:p text:style-name="P3"><text:s/>*/</text:p>
      <text:p text:style-name="P3">class SemanticClass</text:p>
      <text:p text:style-name="P3">{</text:p>
      <text:p text:style-name="P3">public:</text:p>
      <text:p text:style-name="P3"><text:s text:c="4"/>SemanticConstant <text:s text:c="14"/>* fConstCode; <text:s text:c="5"/>// Utf8 constant "Code".</text:p>
      <text:p text:style-name="P3"><text:s text:c="4"/>SemanticConstant <text:s text:c="14"/>* fConstClass; <text:s text:c="4"/>// Name of the class.</text:p>
      <text:p text:style-name="P3"><text:s text:c="4"/>SemanticConstant <text:s text:c="14"/>* fConstParent; <text:s text:c="3"/>// Name of the parent class.</text:p>
      <text:p text:style-name="P3"/>
      <text:p text:style-name="P3"><text:s text:c="4"/>SemanticMethod <text:s text:c="16"/>* fConstructorThis;</text:p>
      <text:p text:style-name="P3"><text:s text:c="4"/>SemanticMethod <text:s text:c="16"/>* fConstructorParent;</text:p>
      <text:p text:style-name="P3"><text:s text:c="4"/>DefinitionNode const <text:s text:c="10"/>* fNode; <text:s text:c="10"/>// Corresponding tree node.</text:p>
      <text:p text:style-name="P3"/>
      <text:p text:style-name="P3"><text:s text:c="4"/>SemanticClass(QString name, QString parent, const DefinitionNode * node = NULL);</text:p>
      <text:p text:style-name="P3"><text:s text:c="4"/>~SemanticClass();</text:p>
      <text:p text:style-name="P3"/>
      <text:p text:style-name="P3"><text:s text:c="4"/>bool generateCode(QString dir) const;</text:p>
      <text:p text:style-name="P3"/>
      <text:p text:style-name="P3"><text:s text:c="4"/>QString dotForTables(QString previous) const;</text:p>
      <text:p text:style-name="P3"/>
      <text:p text:style-name="P3"><text:s text:c="4"/>SemanticConstant * addUtf8Constant(QString value);</text:p>
      <text:p text:style-name="P3"><text:s text:c="4"/>SemanticConstant * addIntegerConstant(qint32 value);</text:p>
      <text:p text:style-name="P3"><text:s text:c="4"/>SemanticConstant * addClassConstant(QString name);</text:p>
      <text:p text:style-name="P3"><text:s text:c="4"/>SemanticConstant * addStringConstant(QString value);</text:p>
      <text:p text:style-name="P3"><text:s text:c="4"/>SemanticConstant * addFieldrefConstant(QString className, QString fieldName, QString descriptor);</text:p>
      <text:p text:style-name="P3"><text:s text:c="4"/>SemanticConstant * addMethodrefConstant(QString className, QString methodName, QString descriptor);</text:p>
      <text:p text:style-name="P3"><text:s text:c="4"/>SemanticConstant * addInterfaceMethodrefConstant(QString interfaceName, QString methodName, QString descriptor);</text:p>
      <text:p text:style-name="P3"><text:s text:c="4"/>SemanticConstant * addNameAndTypeConstant(QString name, QString type);</text:p>
      <text:p text:style-name="P3"/>
      <text:p text:style-name="P3"><text:s text:c="4"/>SemanticConstant * findIntegerConstant(qint32 value) const;</text:p>
      <text:p text:style-name="P3"><text:s text:c="4"/>SemanticConstant * findClassConstant(QString name) const;</text:p>
      <text:p text:style-name="P3"><text:s text:c="4"/>SemanticConstant * findStringConstant(QString name) const;</text:p>
      <text:p text:style-name="P3"><text:s text:c="4"/>SemanticConstant * findFieldrefConstant(QString className, QString fieldName) const;</text:p>
      <text:p text:style-name="P3"><text:s text:c="4"/>SemanticConstant * findMethodrefConstant(QString className, QString methodName) const;</text:p>
      <text:p text:style-name="P3"><text:s text:c="4"/>SemanticConstant * findInterfaceMethodrefConstant(QString interfaceName, QString methodName) const;</text:p>
      <text:p text:style-name="P3"/>
      <text:p text:style-name="P3"><text:s text:c="4"/>void addDefaultAndParentConstructor();</text:p>
      <text:p text:style-name="P3"><text:s text:c="4"/>void addRTLConstants();</text:p>
      <text:p text:style-name="P3"/>
      <text:p text:style-name="P3"><text:s text:c="4"/>bool hasField(QString name) const;</text:p>
      <text:p text:style-name="P3"><text:s text:c="4"/>bool hasMethod(QString name) const;</text:p>
      <text:p text:style-name="P3"><text:s text:c="4"/>SemanticField * getField(QString name) const;</text:p>
      <text:p text:style-name="P3"><text:s text:c="4"/>SemanticMethod * getMethod(QString name) const;</text:p>
      <text:p text:style-name="P3"><text:s text:c="4"/>SemanticField * addField(const DefinitionNode * node);</text:p>
      <text:p text:style-name="P3"><text:s text:c="4"/>SemanticMethod * addMethod(const DefinitionNode * node);</text:p>
      <text:p text:style-name="P3"/>
      <text:p text:style-name="P3">private:</text:p>
      <text:p text:style-name="P3"><text:s text:c="4"/>QLinkedList&lt;SemanticConstant *&gt; <text:s/>fConstantsTable; // Constants table.</text:p>
      <text:p text:style-name="P3"><text:s text:c="4"/>QMap&lt;QString, SemanticField *&gt; <text:s text:c="2"/>fFieldsTable; <text:s text:c="3"/>// Fields table.</text:p>
      <text:p text:style-name="P3"><text:s text:c="4"/>QMap&lt;QString, SemanticMethod *&gt; <text:s/>fMethodsTable; <text:s text:c="2"/>// Methods table.</text:p>
      <text:p text:style-name="P3"><text:s text:c="4"/>static QString createMethodDesc(int numberOfArguments);</text:p>
      <text:p text:style-name="P3">};</text:p>
      <text:p text:style-name="P3"/>
      <text:p text:style-name="P3">/**</text:p>
      <text:p text:style-name="P3"><text:s/>* @brief Represents a class field.</text:p>
      <text:p text:style-name="P3"><text:s/>*/</text:p>
      <text:p text:style-name="P3">class SemanticField</text:p>
      <text:p text:style-name="P3">{</text:p>
      <text:p text:style-name="P3">public:</text:p>
      <text:p text:style-name="P3"><text:s text:c="4"/>SemanticConstant * fConstFieldref; <text:s/>// CONSTANT_Fieldref constant.</text:p>
      <text:p text:style-name="P3"><text:s text:c="4"/>bool <text:s text:c="14"/>fIsStatic; <text:s text:c="6"/>// Is this field static?</text:p>
      <text:p text:style-name="P3"><text:soft-page-break/></text:p>
      <text:p text:style-name="P3"><text:s text:c="4"/>SemanticField();</text:p>
      <text:p text:style-name="P3">};</text:p>
      <text:p text:style-name="P3"/>
      <text:p text:style-name="P3">/**</text:p>
      <text:p text:style-name="P3"><text:s/>* @brief Represents a class method.</text:p>
      <text:p text:style-name="P3"><text:s/>*/</text:p>
      <text:p text:style-name="P3">class SemanticMethod</text:p>
      <text:p text:style-name="P3">{</text:p>
      <text:p text:style-name="P3">public:</text:p>
      <text:p text:style-name="P3"><text:s text:c="4"/>SemanticConstant <text:s text:c="4"/>* fConstMethodref; // CONSTANT_Methodref constant.</text:p>
      <text:p text:style-name="P3"><text:s text:c="4"/>bool <text:s text:c="18"/>fIsStatic; <text:s text:c="6"/>// Is this method static?</text:p>
      <text:p text:style-name="P3"><text:s text:c="4"/>DefinitionNode const * fNode; <text:s text:c="10"/>// Corresponding tree node.</text:p>
      <text:p text:style-name="P3"/>
      <text:p text:style-name="P3"><text:s text:c="4"/>SemanticMethod();</text:p>
      <text:p text:style-name="P3"><text:s text:c="4"/>~SemanticMethod();</text:p>
      <text:p text:style-name="P3"/>
      <text:p text:style-name="P3"><text:s text:c="4"/>void generateCode(BinaryWriter * writer, const SemanticClass * curClass) const;</text:p>
      <text:p text:style-name="P3"/>
      <text:p text:style-name="P3"><text:s text:c="4"/>bool hasLocalVar(QString name) const;</text:p>
      <text:p text:style-name="P3"><text:s text:c="4"/>SemanticLocalVar * getLocalVar(QString name) const;</text:p>
      <text:p text:style-name="P3"><text:s text:c="4"/>SemanticLocalVar * addLocalVar(QString name);</text:p>
      <text:p text:style-name="P3"/>
      <text:p text:style-name="P3"><text:s text:c="4"/>static QStringList getBaseClassMethods();</text:p>
      <text:p text:style-name="P3"><text:s text:c="4"/>static QStringList getRTLMethods();</text:p>
      <text:p text:style-name="P3"><text:s text:c="4"/>static bool isBaseClassMethod(QString name);</text:p>
      <text:p text:style-name="P3"><text:s text:c="4"/>static bool isRTLMethod(QString name);</text:p>
      <text:p text:style-name="P3"><text:s text:c="4"/>static QString getDescForBaseClassMethod(QString name);</text:p>
      <text:p text:style-name="P3"><text:s text:c="4"/>static QString getDescForRTLMethod(QString name);</text:p>
      <text:p text:style-name="P3"/>
      <text:p text:style-name="P3">private:</text:p>
      <text:p text:style-name="P3"><text:s text:c="4"/>QMap&lt;QString, SemanticLocalVar *&gt; fLocalVarsTable; // Local variables table.</text:p>
      <text:p text:style-name="P3"/>
      <text:p text:style-name="P3"><text:s text:c="4"/>void generateCodeAttribute(BinaryWriter * writer, const SemanticClass * curClass) const;</text:p>
      <text:p text:style-name="P3"><text:s text:c="4"/>QByteArray generateByteCodeForMethod(const SemanticClass * curClass) const;</text:p>
      <text:p text:style-name="P3">};</text:p>
      <text:p text:style-name="P3"/>
      <text:p text:style-name="P3">/**</text:p>
      <text:p text:style-name="P3"><text:s/>* @brief Represents a local variable.</text:p>
      <text:p text:style-name="P3"><text:s/>*/</text:p>
      <text:p text:style-name="P3">class SemanticLocalVar</text:p>
      <text:p text:style-name="P3">{</text:p>
      <text:p text:style-name="P3">public:</text:p>
      <text:p text:style-name="P3"><text:s text:c="4"/>quint8 <text:s text:c="2"/>fNumber; // Number of the variable.</text:p>
      <text:p text:style-name="P3"><text:s text:c="4"/>QString <text:s/>fName; <text:s text:c="2"/>// Name of the variable.</text:p>
      <text:p text:style-name="P3"/>
      <text:p text:style-name="P3"><text:s text:c="4"/>SemanticLocalVar(quint8 number = 0, QString name = "");</text:p>
      <text:p text:style-name="P3"><text:span text:style-name="T49">};</text:span></text:p>
      <text:p text:style-name="P21"><text:span text:style-name="T48"/></text:p>
      <text:p text:style-name="P21"><text:span text:style-name="T48"><text:tab/></text:span><text:span text:style-name="T50">7 Выводы</text:span></text:p>
      <text:p text:style-name="P21"><text:span text:style-name="T50"/></text:p>
      <text:p text:style-name="P22"><text:span text:style-name="T50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51">и</text:span><text:span text:style-name="T50"> низкого уровня.</text:span></text:p>
      <text:p text:style-name="P22"><text:span text:style-name="T50"><text:tab/></text:span><text:span text:style-name="T53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22"><text:span text:style-name="T53"><text:tab/></text:span><text:span text:style-name="T52">Был создан компилятор подмножества языка Common Lisp в байт-код виртуальной машины Java</text:span><text:span text:style-name="T54">, </text:span><text:span text:style-name="T57">что позволило глубже понимать принципы ее работы. </text:span><text:span text:style-name="T56">С практической стороны н</text:span><text:span text:style-name="T54">аписание компилятора, </text:span><text:span text:style-name="T56">помимо изучения языка Common Lisp, </text:span><text:span text:style-name="T54">позволило овладеть инструментами flex, bison </text:span><text:span text:style-name="T55">и javap.</text:span></text:p>
      <text:p text:style-name="P21"><text:span text:style-name="T52"><text:tab/></text:span></text:p>
      <text:p text:style-name="P21"><text:span text:style-name="T5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2T16:34:39</dc:date>
    <meta:editing-duration>PT1H30M</meta:editing-duration>
    <meta:editing-cycles>86</meta:editing-cycles>
    <meta:generator>LibreOffice/3.6$Linux_X86_64 LibreOffice_project/360m1$Build-3</meta:generator>
    <meta:document-statistic meta:table-count="2" meta:image-count="0" meta:object-count="0" meta:page-count="10" meta:paragraph-count="467" meta:word-count="1992" meta:character-count="16036" meta:non-whitespace-character-count="12950"/>
  </office:meta>
</office:document-meta>
</file>